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4" style:family="table-cell" style:parent-style-name="Default">
      <style:table-cell-properties style:diagonal-bl-tr="none" style:diagonal-tl-br="none" fo:border="none" fo:padding="0.71mm" style:rotation-align="none"/>
    </style:style>
    <style:style style:name="ce35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7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0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ackground-color="#ccffcc" style:diagonal-bl-tr="none" style:diagonal-tl-br="none" fo:border="0.74pt solid #101010" fo:padding="0.71mm" style:rotation-align="none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4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([.C3]/[.B3])*1" office:value-type="percentage" office:value="0.43" calcext:value-type="percentage">
            <text:p>43,00%</text:p>
          </table:table-cell>
          <table:table-cell table:style-name="ce14" table:formula="of:=IF([.D3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([.C4]/[.B4])*1" office:value-type="percentage" office:value="0.733333333333333" calcext:value-type="percentage">
            <text:p>73,33%</text:p>
          </table:table-cell>
          <table:table-cell table:style-name="ce14" table:formula="of:=IF([.D4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([.C5]/[.B5])*1" office:value-type="percentage" office:value="0.866666666666667" calcext:value-type="percentage">
            <text:p>86,67%</text:p>
          </table:table-cell>
          <table:table-cell table:style-name="ce14" table:formula="of:=IF([.D5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([.C6]/[.B6])*1" office:value-type="percentage" office:value="0.714285714285714" calcext:value-type="percentage">
            <text:p>71,43%</text:p>
          </table:table-cell>
          <table:table-cell table:style-name="ce14" table:formula="of:=IF([.D6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([.C7]/[.B7])*1" office:value-type="percentage" office:value="0.818181818181818" calcext:value-type="percentage">
            <text:p>81,82%</text:p>
          </table:table-cell>
          <table:table-cell table:style-name="ce14" table:formula="of:=IF([.D7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17" table:formula="of:=IF([.K4]&lt;4.75;&quot;brak&quot;;IF([.K4]&lt;=4.85;&quot;dyplom&quot;;IF([.K4]&lt;=5;&quot;książka&quot;;IF([.K4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7" table:formula="of:=IF([.K5]&lt;4.75;&quot;brak&quot;;IF([.K5]&lt;=4.85;&quot;dyplom&quot;;IF([.K5]&lt;=5;&quot;książka&quot;;IF([.K5]&gt;5;&quot;pióro&quot;;&quot;brak&quot;)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7" table:formula="of:=IF([.K6]&lt;4.75;&quot;brak&quot;;IF([.K6]&lt;=4.85;&quot;dyplom&quot;;IF([.K6]&lt;=5;&quot;książka&quot;;IF([.K6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7" table:formula="of:=IF([.K7]&lt;4.75;&quot;brak&quot;;IF([.K7]&lt;=4.85;&quot;dyplom&quot;;IF([.K7]&lt;=5;&quot;książka&quot;;IF([.K7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7" table:formula="of:=IF([.K8]&lt;4.75;&quot;brak&quot;;IF([.K8]&lt;=4.85;&quot;dyplom&quot;;IF([.K8]&lt;=5;&quot;książka&quot;;IF([.K8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7" table:formula="of:=IF([.K9]&lt;4.75;&quot;brak&quot;;IF([.K9]&lt;=4.85;&quot;dyplom&quot;;IF([.K9]&lt;=5;&quot;książka&quot;;IF([.K9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7" table:formula="of:=IF([.K10]&lt;4.75;&quot;brak&quot;;IF([.K10]&lt;=4.85;&quot;dyplom&quot;;IF([.K10]&lt;=5;&quot;książka&quot;;IF([.K10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A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7" table:formula="of:=IF([.K11]&lt;4.75;&quot;brak&quot;;IF([.K11]&lt;=4.85;&quot;dyplom&quot;;IF([.K11]&lt;=5;&quot;książka&quot;;IF([.K11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A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7" table:formula="of:=IF([.K12]&lt;4.75;&quot;brak&quot;;IF([.K12]&lt;=4.85;&quot;dyplom&quot;;IF([.K12]&lt;=5;&quot;książka&quot;;IF([.K12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A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7" table:formula="of:=IF([.K13]&lt;4.75;&quot;brak&quot;;IF([.K13]&lt;=4.85;&quot;dyplom&quot;;IF([.K13]&lt;=5;&quot;książka&quot;;IF([.K13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7" table:formula="of:=IF([.K14]&lt;4.75;&quot;brak&quot;;IF([.K14]&lt;=4.85;&quot;dyplom&quot;;IF([.K14]&lt;=5;&quot;książka&quot;;IF([.K14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A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7" table:formula="of:=IF([.K15]&lt;4.75;&quot;brak&quot;;IF([.K15]&lt;=4.85;&quot;dyplom&quot;;IF([.K15]&lt;=5;&quot;książka&quot;;IF([.K15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A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7" table:formula="of:=IF([.K16]&lt;4.75;&quot;brak&quot;;IF([.K16]&lt;=4.85;&quot;dyplom&quot;;IF([.K16]&lt;=5;&quot;książka&quot;;IF([.K16]&gt;5;&quot;pióro&quot;;&quot;brak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A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7" table:formula="of:=IF([.K17]&lt;4.75;&quot;brak&quot;;IF([.K17]&lt;=4.85;&quot;dyplom&quot;;IF([.K17]&lt;=5;&quot;książka&quot;;IF([.K17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A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7" table:formula="of:=IF([.K18]&lt;4.75;&quot;brak&quot;;IF([.K18]&lt;=4.85;&quot;dyplom&quot;;IF([.K18]&lt;=5;&quot;książka&quot;;IF([.K18]&gt;5;&quot;pióro&quot;;&quot;brak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A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7" table:formula="of:=IF([.K19]&lt;4.75;&quot;brak&quot;;IF([.K19]&lt;=4.85;&quot;dyplom&quot;;IF([.K19]&lt;=5;&quot;książka&quot;;IF([.K19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7" table:formula="of:=IF([.K20]&lt;4.75;&quot;brak&quot;;IF([.K20]&lt;=4.85;&quot;dyplom&quot;;IF([.K20]&lt;=5;&quot;książka&quot;;IF([.K20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7" table:formula="of:=IF([.K21]&lt;4.75;&quot;brak&quot;;IF([.K21]&lt;=4.85;&quot;dyplom&quot;;IF([.K21]&lt;=5;&quot;książka&quot;;IF([.K21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7" table:formula="of:=IF([.K22]&lt;4.75;&quot;brak&quot;;IF([.K22]&lt;=4.85;&quot;dyplom&quot;;IF([.K22]&lt;=5;&quot;książka&quot;;IF([.K22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7" table:formula="of:=IF([.K23]&lt;4.75;&quot;brak&quot;;IF([.K23]&lt;=4.85;&quot;dyplom&quot;;IF([.K23]&lt;=5;&quot;książka&quot;;IF([.K23]&gt;5;&quot;pióro&quot;;&quot;brak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7" table:formula="of:=IF([.K24]&lt;4.75;&quot;brak&quot;;IF([.K24]&lt;=4.85;&quot;dyplom&quot;;IF([.K24]&lt;=5;&quot;książka&quot;;IF([.K24]&gt;5;&quot;pióro&quot;;&quot;brak&quot;)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A([.C4:.C24])" office:value-type="float" office:value="3.95238095238095" calcext:value-type="float">
            <text:p>3,95</text:p>
          </table:table-cell>
          <table:table-cell table:style-name="ce29" table:formula="of:=AVERAGEA([.D4:.D24])" office:value-type="float" office:value="3.61904761904762" calcext:value-type="float">
            <text:p>3,62</text:p>
          </table:table-cell>
          <table:table-cell table:style-name="ce29" table:formula="of:=AVERAGEA([.E4:.E24])" office:value-type="float" office:value="3.47619047619048" calcext:value-type="float">
            <text:p>3,48</text:p>
          </table:table-cell>
          <table:table-cell table:style-name="ce29" table:formula="of:=AVERAGEA([.F4:.F24])" office:value-type="float" office:value="3.76190476190476" calcext:value-type="float">
            <text:p>3,76</text:p>
          </table:table-cell>
          <table:table-cell table:style-name="ce29" table:formula="of:=AVERAGEA([.G4:.G24])" office:value-type="float" office:value="3.61904761904762" calcext:value-type="float">
            <text:p>3,62</text:p>
          </table:table-cell>
          <table:table-cell table:style-name="ce29" table:formula="of:=AVERAGEA([.H4:.H24])" office:value-type="float" office:value="3.76190476190476" calcext:value-type="float">
            <text:p>3,76</text:p>
          </table:table-cell>
          <table:table-cell table:style-name="ce29" table:formula="of:=AVERAGEA([.I4:.I24])" office:value-type="float" office:value="3.47619047619048" calcext:value-type="float">
            <text:p>3,48</text:p>
          </table:table-cell>
          <table:table-cell table:style-name="ce29" table:formula="of:=AVERAGEA([.J4:.J24])" office:value-type="float" office:value="3.71428571428571" calcext:value-type="float">
            <text:p>3,71</text:p>
          </table:table-cell>
          <table:table-cell table:style-name="ce29" table:formula="of:=AVERAGEA([.K4:.K24])" office:value-type="float" office:value="3.67261904761905" calcext:value-type="float">
            <text:p>3,67</text:p>
          </table:table-cell>
          <table:table-cell table:style-name="ce33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A([.C25:.J25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4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5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([.B10]/([.C10])^2)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([.B11]/([.C11])^2)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([.B12]/([.C12])^2)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([.B13]/([.C13])^2)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.83" calcext:value-type="float">
            <text:p>1,83</text:p>
          </table:table-cell>
          <table:table-cell table:style-name="ce51" table:formula="of:=([.B14]/([.C14])^2)" office:value-type="float" office:value="24.7842575173938" calcext:value-type="float">
            <text:p>24,8</text:p>
          </table:table-cell>
          <table:table-cell table:style-name="ce53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4" office:value-type="string" calcext:value-type="string">
            <text:p>Lp.</text:p>
          </table:table-cell>
          <table:table-cell table:style-name="ce54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77"/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4" office:value-type="string" calcext:value-type="string" table:number-columns-spanned="2" table:number-rows-spanned="1">
            <text:p>Średnio</text:p>
          </table:table-cell>
          <table:covered-table-cell table:style-name="ce54"/>
          <table:table-cell table:style-name="ce68" table:number-columns-repeated="5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36:00.493945835</dc:date>
    <meta:editing-cycles>3</meta:editing-cycles>
    <meta:editing-duration>PT17M47S</meta:editing-duration>
    <meta:document-statistic meta:table-count="6" meta:cell-count="568" meta:object-count="1"/>
    <meta:generator>LibreOffice/5.4.2.2.0$Linux_X86_64 LibreOffice_project/40m0$Build-2</meta:generator>
  </office:meta>
</office:document-meta>
</file>